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16.016cm"/>
    </style:style>
    <style:style style:name="co41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cc99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flow control as 'Manual Hardware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flow control as 'Hardware'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oDo</text:p>
          </table:table-cell>
          <table:table-cell table:style-name="ce4" table:number-columns-repeated="2"/>
          <table:table-cell table:style-name="ce4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28.01.2013</text:date>, <text:time>22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8DT4H57M13S</meta:editing-duration>
    <meta:editing-cycles>73</meta:editing-cycles>
    <meta:generator>OpenOffice.org/3.3$Win32 OpenOffice.org_project/330m20$Build-9567</meta:generator>
    <dc:date>2013-01-28T22:18:07.79</dc:date>
    <meta:document-statistic meta:table-count="9" meta:cell-count="593" meta:object-count="0"/>
    <meta:user-defined meta:name="Info 1"/>
    <meta:user-defined meta:name="Info 2"/>
    <meta:user-defined meta:name="Info 3"/>
    <meta:user-defined meta:name="Info 4"/>
  </office:meta>
</office:document-meta>
</file>